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text-align="start" style:justify-single-word="false" fo:text-indent="0cm" style:auto-text-indent="false"/>
      <style:text-properties fo:font-weight="bold" officeooo:rsid="000e4e9a" officeooo:paragraph-rsid="000e4e9a" style:font-weight-asian="bold" style:font-weight-complex="bold"/>
    </style:style>
    <style:style style:name="P2" style:family="paragraph" style:parent-style-name="Standard">
      <style:paragraph-properties fo:text-align="start" style:justify-single-word="false"/>
      <style:text-properties fo:font-weight="bold" officeooo:rsid="000e4e9a" officeooo:paragraph-rsid="000e4e9a" style:font-weight-asian="bold" style:font-weight-complex="bold"/>
    </style:style>
    <style:style style:name="P3" style:family="paragraph" style:parent-style-name="Standard">
      <style:paragraph-properties fo:text-align="start" style:justify-single-word="false"/>
      <style:text-properties fo:font-weight="normal" officeooo:rsid="000e4e9a" officeooo:paragraph-rsid="000e4e9a" style:font-weight-asian="normal" style:font-weight-complex="normal"/>
    </style:style>
    <style:style style:name="P4" style:family="paragraph" style:parent-style-name="Standard" style:list-style-name="L1">
      <style:paragraph-properties fo:text-align="start" style:justify-single-word="false"/>
      <style:text-properties fo:font-weight="bold" officeooo:rsid="000e4e9a" officeooo:paragraph-rsid="000e4e9a" style:font-weight-asian="bold" style:font-weight-complex="bold"/>
    </style:style>
    <style:style style:name="P5" style:family="paragraph" style:parent-style-name="Standard" style:list-style-name="L1">
      <style:paragraph-properties fo:text-align="start" style:justify-single-word="false"/>
      <style:text-properties officeooo:paragraph-rsid="000e4e9a"/>
    </style:style>
    <style:style style:name="P6" style:family="paragraph" style:parent-style-name="Standard" style:list-style-name="L1">
      <style:paragraph-properties fo:text-align="start" style:justify-single-word="false"/>
      <style:text-properties fo:font-weight="normal" officeooo:rsid="000e4e9a" officeooo:paragraph-rsid="000f9df6" style:font-weight-asian="normal" style:font-weight-complex="normal"/>
    </style:style>
    <style:style style:name="P7" style:family="paragraph" style:parent-style-name="Standard" style:list-style-name="L2">
      <style:paragraph-properties fo:text-align="start" style:justify-single-word="false"/>
      <style:text-properties fo:font-weight="normal" officeooo:rsid="000e4e9a" officeooo:paragraph-rsid="000f9df6" style:font-weight-asian="normal" style:font-weight-complex="normal"/>
    </style:style>
    <style:style style:name="P8" style:family="paragraph" style:parent-style-name="Standard" style:list-style-name="L2">
      <style:paragraph-properties fo:text-align="start" style:justify-single-word="false"/>
      <style:text-properties fo:font-weight="normal" officeooo:rsid="000f9df6" officeooo:paragraph-rsid="000f9df6" style:font-weight-asian="normal" style:font-weight-complex="normal"/>
    </style:style>
    <style:style style:name="P9" style:family="paragraph" style:parent-style-name="Standard" style:list-style-name="L1">
      <style:paragraph-properties fo:text-align="start" style:justify-single-word="false"/>
      <style:text-properties fo:font-weight="bold" officeooo:rsid="000f9df6" officeooo:paragraph-rsid="000f9df6" style:font-weight-asian="bold" style:font-weight-complex="bold"/>
    </style:style>
    <style:style style:name="P10" style:family="paragraph" style:parent-style-name="Standard" style:list-style-name="L3">
      <style:paragraph-properties fo:text-align="start" style:justify-single-word="false"/>
      <style:text-properties fo:font-weight="normal" officeooo:rsid="000f9df6" officeooo:paragraph-rsid="000f9df6" style:font-weight-asian="normal" style:font-weight-complex="normal"/>
    </style:style>
    <style:style style:name="P11" style:family="paragraph" style:parent-style-name="Standard">
      <style:paragraph-properties fo:text-align="start" style:justify-single-word="false"/>
      <style:text-properties fo:font-weight="normal" officeooo:rsid="000f9df6" officeooo:paragraph-rsid="000f9df6" style:font-weight-asian="normal" style:font-weight-complex="normal"/>
    </style:style>
    <style:style style:name="P12" style:family="paragraph" style:parent-style-name="Standard">
      <style:text-properties fo:font-weight="normal" officeooo:rsid="000f9df6" officeooo:paragraph-rsid="000f9df6" style:font-weight-asian="normal" style:font-weight-complex="normal"/>
    </style:style>
    <style:style style:name="T1" style:family="text">
      <style:text-properties officeooo:rsid="000f9df6"/>
    </style:style>
    <style:style style:name="T2" style:family="text">
      <style:text-properties fo:font-weight="normal" style:font-weight-asian="normal" style:font-weight-complex="normal"/>
    </style:style>
    <style:style style:name="T3" style:family="text">
      <style:text-properties fo:font-weight="normal" officeooo:rsid="000e4e9a"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onsep Dasar: NARA-WH: <text:span text:style-name="T1">Inovasi Sistem Pemantaua Kualitas Air Real-time dan Navigasi <text:tab/><text:tab/><text:tab/> <text:s text:c="2"/>Lokasi Berbasis IoT Sebagai Solusi Pengadaan Air Bersih Pasca Bencana</text:span></text:p>
      <text:p text:style-name="P2">SubTema: <text:span text:style-name="T2"><text:s/>Teknologi Pengadaan Air Bersih dan Sanitasi di Daerah Bencana</text:span></text:p>
      <text:p text:style-name="P3"/>
      <text:list text:style-name="L1">
        <text:list-item>
          <text:p text:style-name="P4">Latar Belakang:</text:p>
          <text:p text:style-name="P5"><text:span text:style-name="T3">Saat terjadi bencana alam (seperti banjir, atau </text:span><text:span text:style-name="T3">gempa</text:span><text:span text:style-name="T3">), infrastruktur Air bersih sering kali rusak. Hal ini menjadi masalah serius karena air bersih merupakan salah satu penopang kehidupan manusia. Masalah utamanya terletak bukan pada bagian kekurangan air tapi ketidaktahuan apakah air aman untuk di komsumsi dan lokasi air itu berada. Hal ini tentu mempengaruhi kesehatan pengungsi.</text:span></text:p>
        </text:list-item>
      </text:list>
      <text:p text:style-name="P3"/>
      <text:list xml:id="list165217051638735" text:continue-numbering="true" text:style-name="L1">
        <text:list-item>
          <text:p text:style-name="P4">Solusi Inovatif: <text:span text:style-name="T2">NARA-WH:</text:span></text:p>
          <text:p text:style-name="P6">NARA-WH adalah ekosistem 2 perangkat IoT:</text:p>
        </text:list-item>
      </text:list>
      <text:list text:style-name="L2">
        <text:list-item>
          <text:p text:style-name="P7">Device A (Guardian):</text:p>
          <text:p text:style-name="P7">Di letakan di sumber air, dilengkapi dengan sensor untuk memvalidasi kelayakan air untuk dikomsumsi dan <text:span text:style-name="T1">modul GPS untuk mengunci titik koordinat</text:span></text:p>
        </text:list-item>
        <text:list-item>
          <text:p text:style-name="P8">Device B (Navigator):</text:p>
          <text:p text:style-name="P8">Perangkat portable yang dibawa oleh user/pengguna untuk. Navigator akan memandu user untuk mencapai lokasi Guardian.</text:p>
          <text:p text:style-name="P8"/>
        </text:list-item>
      </text:list>
      <text:list text:continue-list="list165217051638735" text:style-name="L1">
        <text:list-item>
          <text:p text:style-name="P9">Keunggulan Strategis</text:p>
        </text:list-item>
      </text:list>
      <text:list text:style-name="L3">
        <text:list-item>
          <text:p text:style-name="P10">Aplikatif: Dibutuhkan di daerah yang terdampak bencana alam di mana akses internet terpustus</text:p>
        </text:list-item>
        <text:list-item>
          <text:p text:style-name="P10">Akurat: Menggunakan parameter standar kesehatan untuk menentukan kelayakan air</text:p>
        </text:list-item>
        <text:list-item>
          <text:p text:style-name="P10">Efisien: Mempercepat proses distrubusi sumber daya air ke masyarakat</text:p>
        </text:list-item>
      </text:list>
      <text:p text:style-name="P11"/>
      <text:p text:style-name="P11"/>
      <text:p text:style-name="P11"/>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7T15:43:54.605576380</meta:creation-date>
    <dc:date>2026-02-07T16:09:54.334385669</dc:date>
    <meta:editing-duration>PT44S</meta:editing-duration>
    <meta:editing-cycles>1</meta:editing-cycles>
    <meta:generator>LibreOffice/25.8.4.2$Linux_X86_64 LibreOffice_project/580$Build-2</meta:generator>
    <meta:document-statistic meta:table-count="0" meta:image-count="0" meta:object-count="0" meta:page-count="1" meta:paragraph-count="15" meta:word-count="183" meta:character-count="1268" meta:non-whitespace-character-count="1103"/>
  </office:meta>
</office:document-meta>
</file>